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ANTO JESUS DA SILVA FURTADO</text:p>
          </table:table-cell>
          <table:table-cell office:value-type="string" table:style-name="ce5">
            <text:p>MELHORADA</text:p>
          </table:table-cell>
          <table:table-cell office:value-type="float" office:value="53999832044" table:style-name="ce5">
            <text:p>53999832044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ENIDA BENTO GONÇALVES <text:s/>Nº6453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KAROLAINE PRESTES ELIZABETH</text:p>
          </table:table-cell>
          <table:table-cell office:value-type="string" table:style-name="ce5">
            <text:p>MELHORADA</text:p>
          </table:table-cell>
          <table:table-cell office:value-type="float" office:value="53981066172" table:style-name="ce5">
            <text:p>53981066172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 CIDADE DE RIO GRANDE <text:s/>Nº199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ZANETE TERESINHA DA SILVA</text:p>
          </table:table-cell>
          <table:table-cell office:value-type="string" table:style-name="ce5">
            <text:p>MELHORADA</text:p>
          </table:table-cell>
          <table:table-cell office:value-type="float" office:value="53984428210" table:style-name="ce5">
            <text:p>53984428210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DON LUIS DE NADAL <text:s/>Nº89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LTON JESUS DA CUNHA ROSSALES</text:p>
          </table:table-cell>
          <table:table-cell office:value-type="string" table:style-name="ce5">
            <text:p>MELHORADA</text:p>
          </table:table-cell>
          <table:table-cell office:value-type="float" office:value="53984381562" table:style-name="ce5">
            <text:p>53984381562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MATEUS GOMES VIANA <text:s text:c="2"/>Nº48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ULIANE FURTADO DE FURTADO</text:p>
          </table:table-cell>
          <table:table-cell office:value-type="string" table:style-name="ce5">
            <text:p>MELHORADA</text:p>
          </table:table-cell>
          <table:table-cell office:value-type="float" office:value="53991237504" table:style-name="ce5">
            <text:p>53991237504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VINTE E DOIS <text:s/>Nº430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NESSA DA SILVA LEMOS</text:p>
          </table:table-cell>
          <table:table-cell office:value-type="string" table:style-name="ce5">
            <text:p>MELHORADA</text:p>
          </table:table-cell>
          <table:table-cell office:value-type="float" office:value="5331998270" table:style-name="ce5">
            <text:p>5331998270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329</text:p>
          </table:table-cell>
          <table:table-cell office:value-type="string" table:style-name="ce4">
            <text:p>RUA VICENTE DA FONTOURA <text:s/>Nº125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ARDEL SILVEIRA NEITZKE</text:p>
          </table:table-cell>
          <table:table-cell office:value-type="string" table:style-name="ce5">
            <text:p>MELHORADA</text:p>
          </table:table-cell>
          <table:table-cell office:value-type="float" office:value="53981220482" table:style-name="ce5">
            <text:p>53981220482</text:p>
          </table:table-cell>
          <table:table-cell office:value-type="date" office:date-value="2025-05-12T00:00:00" table:style-name="ce6">
            <text:p>12/05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NOSSA SENHORA DE LOURDES <text:s/>Nº30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SE CARLOS NUNES DE ARAUJO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5-13T00:00:00" table:style-name="ce6">
            <text:p>13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CEVAL <text:s/>Nº11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AO CARLOS MIRANDA DA SILVA</text:p>
          </table:table-cell>
          <table:table-cell office:value-type="string" table:style-name="ce5">
            <text:p>MELHORADA</text:p>
          </table:table-cell>
          <table:table-cell office:value-type="float" office:value="53984298890" table:style-name="ce5">
            <text:p>53984298890</text:p>
          </table:table-cell>
          <table:table-cell office:value-type="date" office:date-value="2025-05-14T00:00:00" table:style-name="ce6">
            <text:p>14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OUTOR AMARANTE <text:s/>Nº1412</text:p>
          </table:table-cell>
          <table:table-cell office:value-type="string" table:style-name="ce9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IGIA MARIA FREDES KELEMANN</text:p>
          </table:table-cell>
          <table:table-cell office:value-type="string" table:style-name="ce5">
            <text:p>MELHORADA</text:p>
          </table:table-cell>
          <table:table-cell office:value-type="float" office:value="53984599169" table:style-name="ce5">
            <text:p>53984599169</text:p>
          </table:table-cell>
          <table:table-cell office:value-type="date" office:date-value="2025-05-14T00:00:00" table:style-name="ce6">
            <text:p>14/05/25</text:p>
          </table:table-cell>
          <table:table-cell office:value-type="string" table:style-name="ce5">
            <text:p>F332</text:p>
          </table:table-cell>
          <table:table-cell office:value-type="string" table:style-name="ce4">
            <text:p>RUA LAZARO ZAMENHOF <text:s/>Nº110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ARA REGINA MACHADO DE SOUZA</text:p>
          </table:table-cell>
          <table:table-cell office:value-type="string" table:style-name="ce5">
            <text:p>MELHORADA</text:p>
          </table:table-cell>
          <table:table-cell office:value-type="float" office:value="53999569295" table:style-name="ce5">
            <text:p>53999569295</text:p>
          </table:table-cell>
          <table:table-cell office:value-type="date" office:date-value="2025-05-15T00:00:00" table:style-name="ce6">
            <text:p>15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MOREIRA CESAR <text:s/>Nº70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HAIANE MOREIRA NOGUES</text:p>
          </table:table-cell>
          <table:table-cell office:value-type="string" table:style-name="ce5">
            <text:p>MELHORADA</text:p>
          </table:table-cell>
          <table:table-cell office:value-type="float" office:value="53984240794" table:style-name="ce5">
            <text:p>53984240794</text:p>
          </table:table-cell>
          <table:table-cell office:value-type="date" office:date-value="2025-05-15T00:00:00" table:style-name="ce6">
            <text:p>15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MARIANA <text:s/>Nº3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3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Usuário do Windows</meta:initial-creator>
    <dc:creator>Recepção Coordenação</dc:creator>
    <meta:creation-date>2016-07-13T11:42:24Z</meta:creation-date>
    <dc:date>2025-05-16T14:34:41Z</dc:date>
    <meta:print-date>2024-06-07T20:11:09Z</meta:print-date>
    <meta:editing-cycles>4109</meta:editing-cycles>
    <meta:editing-duration>PT4597053S</meta:editing-duration>
  </office:meta>
</office:document-meta>
</file>